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6783in"/>
    </style:style>
    <style:style style:name="co8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19">
      <style:table-cell-properties fo:background-color="#ffff99"/>
    </style:style>
    <style:style style:name="ce16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9"/>
        <table:table-column table:style-name="co4" table:default-cell-style-name="ce12"/>
        <table:table-column table:style-name="co2" table:number-columns-repeated="2" table:default-cell-style-name="ce5"/>
        <table:table-column table:style-name="co2" table:default-cell-style-name="Default"/>
        <table:table-column table:style-name="co3" table:default-cell-style-name="ce9"/>
        <table:table-column table:style-name="co4" table:default-cell-style-name="ce12"/>
        <table:table-column table:style-name="co2" table:number-columns-repeated="4" table:default-cell-style-name="Default"/>
        <table:table-column table:style-name="co2" table:default-cell-style-name="ce15"/>
        <table:table-column table:style-name="co4" table:default-cell-style-name="ce12"/>
        <table:table-column table:style-name="co2" table:number-columns-repeated="2" table:default-cell-style-name="ce5"/>
        <table:table-column table:style-name="co2" table:default-cell-style-name="ce15"/>
        <table:table-column table:style-name="co4" table:default-cell-style-name="ce12"/>
        <table:table-column table:style-name="co5" table:default-cell-style-name="ce18"/>
        <table:table-column table:style-name="co6" table:number-columns-repeated="2" table:default-cell-style-name="ce6"/>
        <table:table-column table:style-name="co6" table:default-cell-style-name="Default"/>
        <table:table-column table:style-name="co7" table:default-cell-style-name="Default"/>
        <table:table-column table:style-name="co4" table:default-cell-style-name="ce12"/>
        <table:table-column table:style-name="co6" table:default-cell-style-name="ce22"/>
        <table:table-column table:style-name="co8" table:default-cell-style-name="ce25"/>
        <table:table-column table:style-name="co4" table:default-cell-style-name="ce12"/>
        <table:table-column table:style-name="co6" table:default-cell-style-name="ce22"/>
        <table:table-column table:style-name="co2" table:default-cell-style-name="ce27"/>
        <table:table-column table:style-name="co4" table:default-cell-style-name="ce12"/>
        <table:table-column table:style-name="co6" table:default-cell-style-name="ce22"/>
        <table:table-column table:style-name="co8" table:default-cell-style-name="ce25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table:style-name="ce4" office:value-type="string">
            <text:p>L8</text:p>
          </table:table-cell>
          <table:table-cell office:value-type="string">
            <text:p>Lab Final</text:p>
          </table:table-cell>
          <table:table-cell table:style-name="ce11"/>
          <table:table-cell table:style-name="ce4" office:value-type="string">
            <text:p>E1</text:p>
          </table:table-cell>
          <table:table-cell table:style-name="ce4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SW EC</text:p>
          </table:table-cell>
          <table:table-cell table:style-name="ce9" office:value-type="string">
            <text:p>CP Final</text:p>
          </table:table-cell>
          <table:table-cell table:style-name="ce11"/>
          <table:table-cell table:style-name="ce4" office:value-type="string">
            <text:p>FPD</text:p>
          </table:table-cell>
          <table:table-cell table:style-name="ce4" office:value-type="string">
            <text:p>FP</text:p>
          </table:table-cell>
          <table:table-cell table:style-name="ce16" office:value-type="string">
            <text:p>FP Final</text:p>
          </table:table-cell>
          <table:table-cell table:style-name="ce11"/>
          <table:table-cell table:style-name="ce17" office:value-type="string">
            <text:p>Final Grade</text:p>
          </table:table-cell>
          <table:table-cell office:value-type="string">
            <text:p>Final Grade</text:p>
          </table:table-cell>
          <table:table-cell office:value-type="string">
            <text:p>Submitted Grade</text:p>
          </table:table-cell>
          <table:table-cell table:style-name="ce6" office:value-type="string">
            <text:p>Final GPA</text:p>
          </table:table-cell>
          <table:table-cell table:style-name="ce20" office:value-type="string">
            <text:p>Final Submitted GPA</text:p>
          </table:table-cell>
          <table:table-cell table:style-name="ce11"/>
          <table:table-cell table:style-name="ce21" office:value-type="string">
            <text:p>Letter Grade</text:p>
          </table:table-cell>
          <table:table-cell table:style-name="ce24" office:value-type="string">
            <text:p>Numerical Grade</text:p>
          </table:table-cell>
          <table:table-cell table:style-name="ce11"/>
          <table:table-cell table:style-name="ce21" office:value-type="string">
            <text:p>Letter Grade</text:p>
          </table:table-cell>
          <table:table-cell table:style-name="ce26" office:value-type="string">
            <text:p>GPA </text:p>
          </table:table-cell>
          <table:table-cell table:style-name="ce11"/>
          <table:table-cell table:style-name="ce21"/>
          <table:table-cell table:style-name="ce24"/>
          <table:table-cell table:style-name="ce13" table:number-columns-repeated="979"/>
        </table:table-row>
        <table:table-row table:style-name="ro1">
          <table:table-cell table:style-name="ce2" office:value-type="string">
            <text:p>Tristan Brumagi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6" office:value-type="string">
            <text:p>A</text:p>
          </table:table-cell>
          <table:table-cell table:formula="of:=(SUM(VLOOKUP([.B2]; [.$AG$2:.$AH$14]; 2; 0); VLOOKUP([.C2]; [.$AG$2:.$AH$14]; 2; 0); VLOOKUP([.D2]; [.$AG$2:.$AH$14]; 2; 0); VLOOKUP([.E2]; [.$AG$2:.$AH$14]; 2; 0); VLOOKUP([.F2]; [.$AG$2:.$AH$14]; 2; 0); VLOOKUP([.G2]; [.$AG$2:.$AH$14]; 2; 0); VLOOKUP([.H2]; [.$AG$2:.$AH$14]; 2; 0); VLOOKUP([.I2]; [.$AG$2:.$AH$14]; 2; 0))) / 800 * 0.3" office:value-type="float" office:value="0.279375">
            <text:p>0.27938</text:p>
          </table:table-cell>
          <table:table-cell/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table:style-name="ce5" office:value-type="float" office:value="89">
            <text:p>89</text:p>
          </table:table-cell>
          <table:table-cell table:style-name="ce14" table:formula="of:=(([.L2] / 50)*0.15 + ([.M2] / 50)*0.15 + ([.N2] / 100)*0.2)" office:value-type="float" office:value="0.43">
            <text:p>0.430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2]; [.$AG$2:.$AH$14]; 2; 0);  SUM(VLOOKUP([.R2]; [.$AG$2:.$AH$14]; 2; 0) ))) + ([.S2])  ) / (100 + 100 + 30)) * 0.05" office:value-type="float" office:value="0.0391304347826087">
            <text:p>0.03913</text:p>
          </table:table-cell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4" table:formula="of:=(SUM(VLOOKUP([.W2]; [.$AG$2:.$AH$14]; 2; 0); VLOOKUP([.X2]; [.$AG$2:.$AH$14]; 2; 0))) / 200 * 0.15" office:value-type="float" office:value="0.1365">
            <text:p>0.13650</text:p>
          </table:table-cell>
          <table:table-cell/>
          <table:table-cell table:style-name="ce17" table:formula="of:=[.J2] + [.O2] + [.U2] + [.Y2]" office:value-type="float" office:value="0.885005434782609">
            <text:p>0.88501</text:p>
          </table:table-cell>
          <table:table-cell table:style-name="ce19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B+">
            <text:p>B+</text:p>
          </table:table-cell>
          <table:table-cell table:style-name="ce19" office:value-type="string">
            <text:p>B+</text:p>
          </table:table-cell>
          <table:table-cell table:style-name="ce6" table:formula="of:=VLOOKUP([.AB2]; [.$AJ$2:.$AK$13]; 2; 0)" office:value-type="float" office:value="3.3">
            <text:p>3.3</text:p>
          </table:table-cell>
          <table:table-cell table:style-name="ce6" table:formula="of:=VLOOKUP([.AC2]; [.$AJ$2:.$AK$13]; 2; 0)" office:value-type="float" office:value="3.3">
            <text:p>3.3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Shaun Choffel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C-</text:p>
          </table:table-cell>
          <table:table-cell table:number-columns-repeated="2" office:value-type="string">
            <text:p>B</text:p>
          </table:table-cell>
          <table:table-cell office:value-type="string">
            <text:p>C-</text:p>
          </table:table-cell>
          <table:table-cell office:value-type="string">
            <text:p>D</text:p>
          </table:table-cell>
          <table:table-cell table:formula="of:=(SUM(VLOOKUP([.B3]; [.$AG$2:.$AH$14]; 2; 0); VLOOKUP([.C3]; [.$AG$2:.$AH$14]; 2; 0); VLOOKUP([.D3]; [.$AG$2:.$AH$14]; 2; 0); VLOOKUP([.E3]; [.$AG$2:.$AH$14]; 2; 0); VLOOKUP([.F3]; [.$AG$2:.$AH$14]; 2; 0); VLOOKUP([.G3]; [.$AG$2:.$AH$14]; 2; 0); VLOOKUP([.H3]; [.$AG$2:.$AH$14]; 2; 0); VLOOKUP([.I3]; [.$AG$2:.$AH$14]; 2; 0))) / 800 * 0.3" office:value-type="float" office:value="0.239625">
            <text:p>0.23963</text:p>
          </table:table-cell>
          <table:table-cell/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table:style-name="ce5" office:value-type="float" office:value="70">
            <text:p>70</text:p>
          </table:table-cell>
          <table:table-cell table:style-name="ce14" table:formula="of:=(([.L3] / 50)*0.15 + ([.M3] / 50)*0.15 + ([.N3] / 100)*0.2)" office:value-type="float" office:value="0.359">
            <text:p>0.359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3]; [.$AG$2:.$AH$14]; 2; 0);  SUM(VLOOKUP([.R3]; [.$AG$2:.$AH$14]; 2; 0) ))) + ([.S3])  ) / (100 + 100 + 30)) * 0.05" office:value-type="float" office:value="0.0460869565217391">
            <text:p>0.04609</text:p>
          </table:table-cell>
          <table:table-cell/>
          <table:table-cell table:number-columns-repeated="2" office:value-type="string">
            <text:p>A</text:p>
          </table:table-cell>
          <table:table-cell table:style-name="ce14" table:formula="of:=(SUM(VLOOKUP([.W3]; [.$AG$2:.$AH$14]; 2; 0); VLOOKUP([.X3]; [.$AG$2:.$AH$14]; 2; 0))) / 200 * 0.15" office:value-type="float" office:value="0.144">
            <text:p>0.14400</text:p>
          </table:table-cell>
          <table:table-cell/>
          <table:table-cell table:style-name="ce17" table:formula="of:=[.J3] + [.O3] + [.U3] + [.Y3]" office:value-type="float" office:value="0.788711956521739">
            <text:p>0.78871</text:p>
          </table:table-cell>
          <table:table-cell table:style-name="ce19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C+">
            <text:p>C+</text:p>
          </table:table-cell>
          <table:table-cell table:style-name="ce19" office:value-type="string">
            <text:p>C+</text:p>
          </table:table-cell>
          <table:table-cell table:style-name="ce6" table:formula="of:=VLOOKUP([.AB3]; [.$AJ$2:.$AK$13]; 2; 0)" office:value-type="float" office:value="2.3">
            <text:p>2.3</text:p>
          </table:table-cell>
          <table:table-cell table:style-name="ce6" table:formula="of:=VLOOKUP([.AC3]; [.$AJ$2:.$AK$13]; 2; 0)" office:value-type="float" office:value="2.3">
            <text:p>2.3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Francis Craft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office:value-type="string">
            <text:p>B-</text:p>
          </table:table-cell>
          <table:table-cell table:style-name="ce8" office:value-type="string">
            <text:p>C-</text:p>
          </table:table-cell>
          <table:table-cell office:value-type="string">
            <text:p>B-</text:p>
          </table:table-cell>
          <table:table-cell table:style-name="ce7" office:value-type="string">
            <text:p>F</text:p>
          </table:table-cell>
          <table:table-cell table:formula="of:=(SUM(VLOOKUP([.B4]; [.$AG$2:.$AH$14]; 2; 0); VLOOKUP([.C4]; [.$AG$2:.$AH$14]; 2; 0); VLOOKUP([.D4]; [.$AG$2:.$AH$14]; 2; 0); VLOOKUP([.E4]; [.$AG$2:.$AH$14]; 2; 0); VLOOKUP([.F4]; [.$AG$2:.$AH$14]; 2; 0); VLOOKUP([.G4]; [.$AG$2:.$AH$14]; 2; 0); VLOOKUP([.H4]; [.$AG$2:.$AH$14]; 2; 0); VLOOKUP([.I4]; [.$AG$2:.$AH$14]; 2; 0))) / 800 * 0.3" office:value-type="float" office:value="0.190125">
            <text:p>0.19013</text:p>
          </table:table-cell>
          <table:table-cell/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table:style-name="ce5" office:value-type="float" office:value="72">
            <text:p>72</text:p>
          </table:table-cell>
          <table:table-cell table:style-name="ce14" table:formula="of:=(([.L4] / 50)*0.15 + ([.M4] / 50)*0.15 + ([.N4] / 100)*0.2)" office:value-type="float" office:value="0.393">
            <text:p>0.393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4]; [.$AG$2:.$AH$14]; 2; 0);  SUM(VLOOKUP([.R4]; [.$AG$2:.$AH$14]; 2; 0) ))) + ([.S4])  ) / (100 + 100 + 30)) * 0.05" office:value-type="float" office:value="0.0445652173913043">
            <text:p>0.04457</text:p>
          </table:table-cell>
          <table:table-cell/>
          <table:table-cell table:number-columns-repeated="2" office:value-type="string">
            <text:p>A</text:p>
          </table:table-cell>
          <table:table-cell table:style-name="ce14" table:formula="of:=(SUM(VLOOKUP([.W4]; [.$AG$2:.$AH$14]; 2; 0); VLOOKUP([.X4]; [.$AG$2:.$AH$14]; 2; 0))) / 200 * 0.15" office:value-type="float" office:value="0.144">
            <text:p>0.14400</text:p>
          </table:table-cell>
          <table:table-cell/>
          <table:table-cell table:style-name="ce17" table:formula="of:=[.J4] + [.O4] + [.U4] + [.Y4]" office:value-type="float" office:value="0.771690217391305">
            <text:p>0.77169</text:p>
          </table:table-cell>
          <table:table-cell table:style-name="ce19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C+">
            <text:p>C+</text:p>
          </table:table-cell>
          <table:table-cell table:style-name="ce19" office:value-type="string">
            <text:p>C+</text:p>
          </table:table-cell>
          <table:table-cell table:style-name="ce6" table:formula="of:=VLOOKUP([.AB4]; [.$AJ$2:.$AK$13]; 2; 0)" office:value-type="float" office:value="2.3">
            <text:p>2.3</text:p>
          </table:table-cell>
          <table:table-cell table:style-name="ce6" table:formula="of:=VLOOKUP([.AC4]; [.$AJ$2:.$AK$13]; 2; 0)" office:value-type="float" office:value="2.3">
            <text:p>2.3</text:p>
          </table:table-cell>
          <table:table-cell/>
          <table:table-cell table:style-name="Default"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table:style-name="Default" office:value-type="string">
            <text:p>B+</text:p>
          </table:table-cell>
          <table:table-cell table:style-name="ce25" office:value-type="float" office:value="3.3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Troy Dinga</text:p>
          </table:table-cell>
          <table:table-cell office:value-type="string">
            <text:p>A</text:p>
          </table:table-cell>
          <table:table-cell table:number-columns-repeated="3"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formula="of:=(SUM(VLOOKUP([.B5]; [.$AG$2:.$AH$14]; 2; 0); VLOOKUP([.C5]; [.$AG$2:.$AH$14]; 2; 0); VLOOKUP([.D5]; [.$AG$2:.$AH$14]; 2; 0); VLOOKUP([.E5]; [.$AG$2:.$AH$14]; 2; 0); VLOOKUP([.F5]; [.$AG$2:.$AH$14]; 2; 0); VLOOKUP([.G5]; [.$AG$2:.$AH$14]; 2; 0); VLOOKUP([.H5]; [.$AG$2:.$AH$14]; 2; 0); VLOOKUP([.I5]; [.$AG$2:.$AH$14]; 2; 0))) / 800 * 0.3" office:value-type="float" office:value="0.2685">
            <text:p>0.26850</text:p>
          </table:table-cell>
          <table:table-cell/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style-name="ce5" office:value-type="float" office:value="88">
            <text:p>88</text:p>
          </table:table-cell>
          <table:table-cell table:style-name="ce14" table:formula="of:=(([.L5] / 50)*0.15 + ([.M5] / 50)*0.15 + ([.N5] / 100)*0.2)" office:value-type="float" office:value="0.425">
            <text:p>0.425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5]; [.$AG$2:.$AH$14]; 2; 0);  SUM(VLOOKUP([.R5]; [.$AG$2:.$AH$14]; 2; 0) ))) + ([.S5])  ) / (100 + 100 + 30)) * 0.05" office:value-type="float" office:value="0.0428260869565217">
            <text:p>0.04283</text:p>
          </table:table-cell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 table:formula="of:=(SUM(VLOOKUP([.W5]; [.$AG$2:.$AH$14]; 2; 0); VLOOKUP([.X5]; [.$AG$2:.$AH$14]; 2; 0))) / 200 * 0.15" office:value-type="float" office:value="0.14175">
            <text:p>0.14175</text:p>
          </table:table-cell>
          <table:table-cell/>
          <table:table-cell table:style-name="ce17" table:formula="of:=[.J5] + [.O5] + [.U5] + [.Y5]" office:value-type="float" office:value="0.878076086956522">
            <text:p>0.87808</text:p>
          </table:table-cell>
          <table:table-cell table:style-name="ce19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B+">
            <text:p>B+</text:p>
          </table:table-cell>
          <table:table-cell table:style-name="ce19" office:value-type="string">
            <text:p>B+</text:p>
          </table:table-cell>
          <table:table-cell table:style-name="ce6" table:formula="of:=VLOOKUP([.AB5]; [.$AJ$2:.$AK$13]; 2; 0)" office:value-type="float" office:value="3.3">
            <text:p>3.3</text:p>
          </table:table-cell>
          <table:table-cell table:style-name="ce6" table:formula="of:=VLOOKUP([.AC5]; [.$AJ$2:.$AK$13]; 2; 0)" office:value-type="float" office:value="3.3">
            <text:p>3.3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andon Ginoza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4" office:value-type="string">
            <text:p>A</text:p>
          </table:table-cell>
          <table:table-cell table:formula="of:=(SUM(VLOOKUP([.B6]; [.$AG$2:.$AH$14]; 2; 0); VLOOKUP([.C6]; [.$AG$2:.$AH$14]; 2; 0); VLOOKUP([.D6]; [.$AG$2:.$AH$14]; 2; 0); VLOOKUP([.E6]; [.$AG$2:.$AH$14]; 2; 0); VLOOKUP([.F6]; [.$AG$2:.$AH$14]; 2; 0); VLOOKUP([.G6]; [.$AG$2:.$AH$14]; 2; 0); VLOOKUP([.H6]; [.$AG$2:.$AH$14]; 2; 0); VLOOKUP([.I6]; [.$AG$2:.$AH$14]; 2; 0))) / 800 * 0.3" office:value-type="float" office:value="0.28425">
            <text:p>0.28425</text:p>
          </table:table-cell>
          <table:table-cell/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table:style-name="ce5" office:value-type="float" office:value="89">
            <text:p>89</text:p>
          </table:table-cell>
          <table:table-cell table:style-name="ce14" table:formula="of:=(([.L6] / 50)*0.15 + ([.M6] / 50)*0.15 + ([.N6] / 100)*0.2)" office:value-type="float" office:value="0.451">
            <text:p>0.451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6]; [.$AG$2:.$AH$14]; 2; 0);  SUM(VLOOKUP([.R6]; [.$AG$2:.$AH$14]; 2; 0) ))) + ([.S6])  ) / (100 + 100 + 30)) * 0.05" office:value-type="float" office:value="0.0445652173913043">
            <text:p>0.04457</text:p>
          </table:table-cell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4" table:formula="of:=(SUM(VLOOKUP([.W6]; [.$AG$2:.$AH$14]; 2; 0); VLOOKUP([.X6]; [.$AG$2:.$AH$14]; 2; 0))) / 200 * 0.15" office:value-type="float" office:value="0.1365">
            <text:p>0.13650</text:p>
          </table:table-cell>
          <table:table-cell/>
          <table:table-cell table:style-name="ce17" table:formula="of:=[.J6] + [.O6] + [.U6] + [.Y6]" office:value-type="float" office:value="0.916315217391304">
            <text:p>0.91632</text:p>
          </table:table-cell>
          <table:table-cell table:style-name="ce19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A-">
            <text:p>A-</text:p>
          </table:table-cell>
          <table:table-cell table:style-name="ce19" office:value-type="string">
            <text:p>A-</text:p>
          </table:table-cell>
          <table:table-cell table:style-name="ce6" table:formula="of:=VLOOKUP([.AB6]; [.$AJ$2:.$AK$13]; 2; 0)" office:value-type="float" office:value="3.7">
            <text:p>3.7</text:p>
          </table:table-cell>
          <table:table-cell table:style-name="ce6" table:formula="of:=VLOOKUP([.AC6]; [.$AJ$2:.$AK$13]; 2; 0)" office:value-type="float" office:value="3.7">
            <text:p>3.7</text:p>
          </table:table-cell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acob Hanko</text:p>
          </table:table-cell>
          <table:table-cell table:number-columns-repeated="8" office:value-type="string">
            <text:p>A</text:p>
          </table:table-cell>
          <table:table-cell table:formula="of:=(SUM(VLOOKUP([.B7]; [.$AG$2:.$AH$14]; 2; 0); VLOOKUP([.C7]; [.$AG$2:.$AH$14]; 2; 0); VLOOKUP([.D7]; [.$AG$2:.$AH$14]; 2; 0); VLOOKUP([.E7]; [.$AG$2:.$AH$14]; 2; 0); VLOOKUP([.F7]; [.$AG$2:.$AH$14]; 2; 0); VLOOKUP([.G7]; [.$AG$2:.$AH$14]; 2; 0); VLOOKUP([.H7]; [.$AG$2:.$AH$14]; 2; 0); VLOOKUP([.I7]; [.$AG$2:.$AH$14]; 2; 0))) / 800 * 0.3" office:value-type="float" office:value="0.288">
            <text:p>0.28800</text:p>
          </table:table-cell>
          <table:table-cell/>
          <table:table-cell table:number-columns-repeated="2" office:value-type="float" office:value="47">
            <text:p>47</text:p>
          </table:table-cell>
          <table:table-cell table:style-name="ce5" office:value-type="float" office:value="92">
            <text:p>92</text:p>
          </table:table-cell>
          <table:table-cell table:style-name="ce14" table:formula="of:=(([.L7] / 50)*0.15 + ([.M7] / 50)*0.15 + ([.N7] / 100)*0.2)" office:value-type="float" office:value="0.466">
            <text:p>0.466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7]; [.$AG$2:.$AH$14]; 2; 0);  SUM(VLOOKUP([.R7]; [.$AG$2:.$AH$14]; 2; 0) ))) + ([.S7])  ) / (100 + 100 + 30)) * 0.05" office:value-type="float" office:value="0.0445652173913043">
            <text:p>0.04457</text:p>
          </table:table-cell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 table:formula="of:=(SUM(VLOOKUP([.W7]; [.$AG$2:.$AH$14]; 2; 0); VLOOKUP([.X7]; [.$AG$2:.$AH$14]; 2; 0))) / 200 * 0.15" office:value-type="float" office:value="0.14175">
            <text:p>0.14175</text:p>
          </table:table-cell>
          <table:table-cell/>
          <table:table-cell table:style-name="ce17" table:formula="of:=[.J7] + [.O7] + [.U7] + [.Y7]" office:value-type="float" office:value="0.940315217391304">
            <text:p>0.94032</text:p>
          </table:table-cell>
          <table:table-cell table:style-name="ce19" table:formula="of:=IF([.AA7]&gt;=0.9875;&quot;A+&quot;;  IF([.AA7]&gt;=0.94; &quot;A&quot;; IF([.AA7]&gt;=0.9; &quot;A-&quot;; IF([.AA7]&gt;=0.87; &quot;B+&quot;; IF([.AA7]&gt;=0.84;&quot;B&quot;; IF([.AA7]&gt;=0.8; &quot;B-&quot;; IF([.AA7]&gt;=0.77; &quot;C+&quot;; IF([.AA7]&gt;=0.74;&quot;C&quot;; IF([.AA7]&gt;=0.7; &quot;C-&quot;; IF([.AA7]&gt;=0.67; &quot;D+&quot;; IF([.AA7]&gt;=0.64;&quot;D&quot;; IF([.AA7]&gt;=0.6; &quot;D-&quot;; &quot;F&quot;))))))))))))" office:value-type="string" office:string-value="A">
            <text:p>A</text:p>
          </table:table-cell>
          <table:table-cell table:style-name="ce19" office:value-type="string">
            <text:p>A</text:p>
          </table:table-cell>
          <table:table-cell table:style-name="ce6" table:formula="of:=VLOOKUP([.AB7]; [.$AJ$2:.$AK$13]; 2; 0)" office:value-type="float" office:value="4">
            <text:p>4</text:p>
          </table:table-cell>
          <table:table-cell table:style-name="ce6" table:formula="of:=VLOOKUP([.AC7]; [.$AJ$2:.$AK$13]; 2; 0)" office:value-type="float" office:value="4">
            <text:p>4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office:value-type="string">
            <text:p>Lucas Hawk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 table:formula="of:=(SUM(VLOOKUP([.B8]; [.$AG$2:.$AH$14]; 2; 0); VLOOKUP([.C8]; [.$AG$2:.$AH$14]; 2; 0); VLOOKUP([.D8]; [.$AG$2:.$AH$14]; 2; 0); VLOOKUP([.E8]; [.$AG$2:.$AH$14]; 2; 0); VLOOKUP([.F8]; [.$AG$2:.$AH$14]; 2; 0); VLOOKUP([.G8]; [.$AG$2:.$AH$14]; 2; 0); VLOOKUP([.H8]; [.$AG$2:.$AH$14]; 2; 0); VLOOKUP([.I8]; [.$AG$2:.$AH$14]; 2; 0))) / 800 * 0.3" office:value-type="float" office:value="0.286875">
            <text:p>0.28688</text:p>
          </table:table-cell>
          <table:table-cell/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style-name="ce5" office:value-type="float" office:value="95">
            <text:p>95</text:p>
          </table:table-cell>
          <table:table-cell table:style-name="ce14" table:formula="of:=(([.L8] / 50)*0.15 + ([.M8] / 50)*0.15 + ([.N8] / 100)*0.2)" office:value-type="float" office:value="0.487">
            <text:p>0.487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8]; [.$AG$2:.$AH$14]; 2; 0);  SUM(VLOOKUP([.R8]; [.$AG$2:.$AH$14]; 2; 0) ))) + ([.S8])  ) / (100 + 100 + 30)) * 0.05" office:value-type="float" office:value="0.0445652173913043">
            <text:p>0.04457</text:p>
          </table:table-cell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 table:formula="of:=(SUM(VLOOKUP([.W8]; [.$AG$2:.$AH$14]; 2; 0); VLOOKUP([.X8]; [.$AG$2:.$AH$14]; 2; 0))) / 200 * 0.15" office:value-type="float" office:value="0.14175">
            <text:p>0.14175</text:p>
          </table:table-cell>
          <table:table-cell/>
          <table:table-cell table:style-name="ce17" table:formula="of:=[.J8] + [.O8] + [.U8] + [.Y8]" office:value-type="float" office:value="0.960190217391304">
            <text:p>0.96019</text:p>
          </table:table-cell>
          <table:table-cell table:style-name="ce19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A">
            <text:p>A</text:p>
          </table:table-cell>
          <table:table-cell table:style-name="ce19" office:value-type="string">
            <text:p>A</text:p>
          </table:table-cell>
          <table:table-cell table:style-name="ce6" table:formula="of:=VLOOKUP([.AB8]; [.$AJ$2:.$AK$13]; 2; 0)" office:value-type="float" office:value="4">
            <text:p>4</text:p>
          </table:table-cell>
          <table:table-cell table:style-name="ce6" table:formula="of:=VLOOKUP([.AC8]; [.$AJ$2:.$AK$13]; 2; 0)"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table:number-columns-repeated="8" office:value-type="string">
            <text:p>A</text:p>
          </table:table-cell>
          <table:table-cell table:formula="of:=(SUM(VLOOKUP([.B9]; [.$AG$2:.$AH$14]; 2; 0); VLOOKUP([.C9]; [.$AG$2:.$AH$14]; 2; 0); VLOOKUP([.D9]; [.$AG$2:.$AH$14]; 2; 0); VLOOKUP([.E9]; [.$AG$2:.$AH$14]; 2; 0); VLOOKUP([.F9]; [.$AG$2:.$AH$14]; 2; 0); VLOOKUP([.G9]; [.$AG$2:.$AH$14]; 2; 0); VLOOKUP([.H9]; [.$AG$2:.$AH$14]; 2; 0); VLOOKUP([.I9]; [.$AG$2:.$AH$14]; 2; 0))) / 800 * 0.3" office:value-type="float" office:value="0.288">
            <text:p>0.28800</text:p>
          </table:table-cell>
          <table:table-cell/>
          <table:table-cell table:number-columns-repeated="2" office:value-type="float" office:value="50">
            <text:p>50</text:p>
          </table:table-cell>
          <table:table-cell table:style-name="ce5" office:value-type="float" office:value="97">
            <text:p>97</text:p>
          </table:table-cell>
          <table:table-cell table:style-name="ce14" table:formula="of:=(([.L9] / 50)*0.15 + ([.M9] / 50)*0.15 + ([.N9] / 100)*0.2)" office:value-type="float" office:value="0.494">
            <text:p>0.494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">
            <text:p>5</text:p>
          </table:table-cell>
          <table:table-cell table:style-name="ce14" table:formula="of:=( ((SUM(VLOOKUP([.Q9]; [.$AG$2:.$AH$14]; 2; 0);  SUM(VLOOKUP([.R9]; [.$AG$2:.$AH$14]; 2; 0) ))) + ([.S9])  ) / (100 + 100 + 30)) * 0.05" office:value-type="float" office:value="0.0482608695652174">
            <text:p>0.04826</text:p>
          </table:table-cell>
          <table:table-cell/>
          <table:table-cell table:number-columns-repeated="2" office:value-type="string">
            <text:p>A</text:p>
          </table:table-cell>
          <table:table-cell table:style-name="ce14" table:formula="of:=(SUM(VLOOKUP([.W9]; [.$AG$2:.$AH$14]; 2; 0); VLOOKUP([.X9]; [.$AG$2:.$AH$14]; 2; 0))) / 200 * 0.15" office:value-type="float" office:value="0.144">
            <text:p>0.14400</text:p>
          </table:table-cell>
          <table:table-cell/>
          <table:table-cell table:style-name="ce17" table:formula="of:=[.J9] + [.O9] + [.U9] + [.Y9]" office:value-type="float" office:value="0.974260869565217">
            <text:p>0.97426</text:p>
          </table:table-cell>
          <table:table-cell table:style-name="ce19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A">
            <text:p>A</text:p>
          </table:table-cell>
          <table:table-cell table:style-name="ce19" office:value-type="string">
            <text:p>A</text:p>
          </table:table-cell>
          <table:table-cell table:style-name="ce6" table:formula="of:=VLOOKUP([.AB9]; [.$AJ$2:.$AK$13]; 2; 0)" office:value-type="float" office:value="4">
            <text:p>4</text:p>
          </table:table-cell>
          <table:table-cell table:style-name="ce6" table:formula="of:=VLOOKUP([.AC9]; [.$AJ$2:.$AK$13]; 2; 0)" office:value-type="float" office:value="4">
            <text:p>4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Regina Koo</text:p>
          </table:table-cell>
          <table:table-cell table:number-columns-repeated="2" table:style-name="ce6" office:value-type="string">
            <text:p>C</text:p>
          </table:table-cell>
          <table:table-cell office:value-type="string">
            <text:p>A</text:p>
          </table:table-cell>
          <table:table-cell table:style-name="ce8" office:value-type="string">
            <text:p>C-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formula="of:=(SUM(VLOOKUP([.B10]; [.$AG$2:.$AH$14]; 2; 0); VLOOKUP([.C10]; [.$AG$2:.$AH$14]; 2; 0); VLOOKUP([.D10]; [.$AG$2:.$AH$14]; 2; 0); VLOOKUP([.E10]; [.$AG$2:.$AH$14]; 2; 0); VLOOKUP([.F10]; [.$AG$2:.$AH$14]; 2; 0); VLOOKUP([.G10]; [.$AG$2:.$AH$14]; 2; 0); VLOOKUP([.H10]; [.$AG$2:.$AH$14]; 2; 0); VLOOKUP([.I10]; [.$AG$2:.$AH$14]; 2; 0))) / 800 * 0.3" office:value-type="float" office:value="0.247125">
            <text:p>0.24713</text:p>
          </table:table-cell>
          <table:table-cell/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table:style-name="ce5" office:value-type="float" office:value="72">
            <text:p>72</text:p>
          </table:table-cell>
          <table:table-cell table:style-name="ce14" table:formula="of:=(([.L10] / 50)*0.15 + ([.M10] / 50)*0.15 + ([.N10] / 100)*0.2)" office:value-type="float" office:value="0.357">
            <text:p>0.357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0]; [.$AG$2:.$AH$14]; 2; 0);  SUM(VLOOKUP([.R10]; [.$AG$2:.$AH$14]; 2; 0) ))) + ([.S10])  ) / (100 + 100 + 30)) * 0.05" office:value-type="float" office:value="0.0445652173913043">
            <text:p>0.04457</text:p>
          </table:table-cell>
          <table:table-cell/>
          <table:table-cell table:number-columns-repeated="2" office:value-type="string">
            <text:p>A-</text:p>
          </table:table-cell>
          <table:table-cell table:style-name="ce14" table:formula="of:=(SUM(VLOOKUP([.W10]; [.$AG$2:.$AH$14]; 2; 0); VLOOKUP([.X10]; [.$AG$2:.$AH$14]; 2; 0))) / 200 * 0.15" office:value-type="float" office:value="0.1395">
            <text:p>0.13950</text:p>
          </table:table-cell>
          <table:table-cell/>
          <table:table-cell table:style-name="ce17" table:formula="of:=[.J10] + [.O10] + [.U10] + [.Y10]" office:value-type="float" office:value="0.788190217391304">
            <text:p>0.78819</text:p>
          </table:table-cell>
          <table:table-cell table:style-name="ce19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C+">
            <text:p>C+</text:p>
          </table:table-cell>
          <table:table-cell table:style-name="ce19" office:value-type="string">
            <text:p>C+</text:p>
          </table:table-cell>
          <table:table-cell table:style-name="ce6" table:formula="of:=VLOOKUP([.AB10]; [.$AJ$2:.$AK$13]; 2; 0)" office:value-type="float" office:value="2.3">
            <text:p>2.3</text:p>
          </table:table-cell>
          <table:table-cell table:style-name="ce6" table:formula="of:=VLOOKUP([.AC10]; [.$AJ$2:.$AK$13]; 2; 0)" office:value-type="float" office:value="2.3">
            <text:p>2.3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bigail Lang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table:number-columns-repeated="6" office:value-type="string">
            <text:p>A</text:p>
          </table:table-cell>
          <table:table-cell table:formula="of:=(SUM(VLOOKUP([.B11]; [.$AG$2:.$AH$14]; 2; 0); VLOOKUP([.C11]; [.$AG$2:.$AH$14]; 2; 0); VLOOKUP([.D11]; [.$AG$2:.$AH$14]; 2; 0); VLOOKUP([.E11]; [.$AG$2:.$AH$14]; 2; 0); VLOOKUP([.F11]; [.$AG$2:.$AH$14]; 2; 0); VLOOKUP([.G11]; [.$AG$2:.$AH$14]; 2; 0); VLOOKUP([.H11]; [.$AG$2:.$AH$14]; 2; 0); VLOOKUP([.I11]; [.$AG$2:.$AH$14]; 2; 0))) / 800 * 0.3" office:value-type="float" office:value="0.283125">
            <text:p>0.28313</text:p>
          </table:table-cell>
          <table:table-cell/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table:style-name="ce5" office:value-type="float" office:value="88">
            <text:p>88</text:p>
          </table:table-cell>
          <table:table-cell table:style-name="ce14" table:formula="of:=(([.L11] / 50)*0.15 + ([.M11] / 50)*0.15 + ([.N11] / 100)*0.2)" office:value-type="float" office:value="0.455">
            <text:p>0.455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1]; [.$AG$2:.$AH$14]; 2; 0);  SUM(VLOOKUP([.R11]; [.$AG$2:.$AH$14]; 2; 0) ))) + ([.S11])  ) / (100 + 100 + 30)) * 0.05" office:value-type="float" office:value="0.0391304347826087">
            <text:p>0.03913</text:p>
          </table:table-cell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 table:formula="of:=(SUM(VLOOKUP([.W11]; [.$AG$2:.$AH$14]; 2; 0); VLOOKUP([.X11]; [.$AG$2:.$AH$14]; 2; 0))) / 200 * 0.15" office:value-type="float" office:value="0.14175">
            <text:p>0.14175</text:p>
          </table:table-cell>
          <table:table-cell/>
          <table:table-cell table:style-name="ce17" table:formula="of:=[.J11] + [.O11] + [.U11] + [.Y11]" office:value-type="float" office:value="0.919005434782609">
            <text:p>0.91901</text:p>
          </table:table-cell>
          <table:table-cell table:style-name="ce19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A-">
            <text:p>A-</text:p>
          </table:table-cell>
          <table:table-cell table:style-name="ce19" office:value-type="string">
            <text:p>A-</text:p>
          </table:table-cell>
          <table:table-cell table:style-name="ce6" table:formula="of:=VLOOKUP([.AB11]; [.$AJ$2:.$AK$13]; 2; 0)" office:value-type="float" office:value="3.7">
            <text:p>3.7</text:p>
          </table:table-cell>
          <table:table-cell table:style-name="ce6" table:formula="of:=VLOOKUP([.AC11]; [.$AJ$2:.$AK$13]; 2; 0)" office:value-type="float" office:value="3.7">
            <text:p>3.7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shua Lawrence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4" office:value-type="string">
            <text:p>A</text:p>
          </table:table-cell>
          <table:table-cell table:formula="of:=(SUM(VLOOKUP([.B12]; [.$AG$2:.$AH$14]; 2; 0); VLOOKUP([.C12]; [.$AG$2:.$AH$14]; 2; 0); VLOOKUP([.D12]; [.$AG$2:.$AH$14]; 2; 0); VLOOKUP([.E12]; [.$AG$2:.$AH$14]; 2; 0); VLOOKUP([.F12]; [.$AG$2:.$AH$14]; 2; 0); VLOOKUP([.G12]; [.$AG$2:.$AH$14]; 2; 0); VLOOKUP([.H12]; [.$AG$2:.$AH$14]; 2; 0); VLOOKUP([.I12]; [.$AG$2:.$AH$14]; 2; 0))) / 800 * 0.3" office:value-type="float" office:value="0.28425">
            <text:p>0.28425</text:p>
          </table:table-cell>
          <table:table-cell/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style-name="ce5" office:value-type="float" office:value="98">
            <text:p>98</text:p>
          </table:table-cell>
          <table:table-cell table:style-name="ce14" table:formula="of:=(([.L12] / 50)*0.15 + ([.M12] / 50)*0.15 + ([.N12] / 100)*0.2)" office:value-type="float" office:value="0.481">
            <text:p>0.481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2]; [.$AG$2:.$AH$14]; 2; 0);  SUM(VLOOKUP([.R12]; [.$AG$2:.$AH$14]; 2; 0) ))) + ([.S12])  ) / (100 + 100 + 30)) * 0.05" office:value-type="float" office:value="0.0456521739130435">
            <text:p>0.04565</text:p>
          </table:table-cell>
          <table:table-cell/>
          <table:table-cell table:number-columns-repeated="2" office:value-type="string">
            <text:p>A-</text:p>
          </table:table-cell>
          <table:table-cell table:style-name="ce14" table:formula="of:=(SUM(VLOOKUP([.W12]; [.$AG$2:.$AH$14]; 2; 0); VLOOKUP([.X12]; [.$AG$2:.$AH$14]; 2; 0))) / 200 * 0.15" office:value-type="float" office:value="0.1395">
            <text:p>0.13950</text:p>
          </table:table-cell>
          <table:table-cell/>
          <table:table-cell table:style-name="ce17" table:formula="of:=[.J12] + [.O12] + [.U12] + [.Y12]" office:value-type="float" office:value="0.950402173913044">
            <text:p>0.95040</text:p>
          </table:table-cell>
          <table:table-cell table:style-name="ce19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A">
            <text:p>A</text:p>
          </table:table-cell>
          <table:table-cell table:style-name="ce19" office:value-type="string">
            <text:p>A</text:p>
          </table:table-cell>
          <table:table-cell table:style-name="ce6" table:formula="of:=VLOOKUP([.AB12]; [.$AJ$2:.$AK$13]; 2; 0)" office:value-type="float" office:value="4">
            <text:p>4</text:p>
          </table:table-cell>
          <table:table-cell table:style-name="ce6" table:formula="of:=VLOOKUP([.AC12]; [.$AJ$2:.$AK$13]; 2; 0)" office:value-type="float" office:value="4">
            <text:p>4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Paul Livingston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table:style-name="ce7" office:value-type="string">
            <text:p>F</text:p>
          </table:table-cell>
          <table:table-cell table:formula="of:=(SUM(VLOOKUP([.B13]; [.$AG$2:.$AH$14]; 2; 0); VLOOKUP([.C13]; [.$AG$2:.$AH$14]; 2; 0); VLOOKUP([.D13]; [.$AG$2:.$AH$14]; 2; 0); VLOOKUP([.E13]; [.$AG$2:.$AH$14]; 2; 0); VLOOKUP([.F13]; [.$AG$2:.$AH$14]; 2; 0); VLOOKUP([.G13]; [.$AG$2:.$AH$14]; 2; 0); VLOOKUP([.H13]; [.$AG$2:.$AH$14]; 2; 0); VLOOKUP([.I13]; [.$AG$2:.$AH$14]; 2; 0))) / 800 * 0.3" office:value-type="float" office:value="0.17025">
            <text:p>0.17025</text:p>
          </table:table-cell>
          <table:table-cell/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style-name="ce5" office:value-type="float" office:value="78">
            <text:p>78</text:p>
          </table:table-cell>
          <table:table-cell table:style-name="ce14" table:formula="of:=(([.L13] / 50)*0.15 + ([.M13] / 50)*0.15 + ([.N13] / 100)*0.2)" office:value-type="float" office:value="0.399">
            <text:p>0.399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3]; [.$AG$2:.$AH$14]; 2; 0);  SUM(VLOOKUP([.R13]; [.$AG$2:.$AH$14]; 2; 0) ))) + ([.S13])  ) / (100 + 100 + 30)) * 0.05" office:value-type="float" office:value="0.0384782608695652">
            <text:p>0.03848</text:p>
          </table:table-cell>
          <table:table-cell/>
          <table:table-cell table:number-columns-repeated="2" office:value-type="string">
            <text:p>A-</text:p>
          </table:table-cell>
          <table:table-cell table:style-name="ce14" table:formula="of:=(SUM(VLOOKUP([.W13]; [.$AG$2:.$AH$14]; 2; 0); VLOOKUP([.X13]; [.$AG$2:.$AH$14]; 2; 0))) / 200 * 0.15" office:value-type="float" office:value="0.1395">
            <text:p>0.13950</text:p>
          </table:table-cell>
          <table:table-cell/>
          <table:table-cell table:style-name="ce17" table:formula="of:=[.J13] + [.O13] + [.U13] + [.Y13]" office:value-type="float" office:value="0.747228260869565">
            <text:p>0.74723</text:p>
          </table:table-cell>
          <table:table-cell table:style-name="ce19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C">
            <text:p>C</text:p>
          </table:table-cell>
          <table:table-cell table:style-name="ce19" office:value-type="string">
            <text:p>C</text:p>
          </table:table-cell>
          <table:table-cell table:style-name="ce6" table:formula="of:=VLOOKUP([.AB13]; [.$AJ$2:.$AK$13]; 2; 0)" office:value-type="float" office:value="2">
            <text:p>2</text:p>
          </table:table-cell>
          <table:table-cell table:style-name="ce6" table:formula="of:=VLOOKUP([.AC13]; [.$AJ$2:.$AK$13]; 2; 0)" office:value-type="float" office:value="2">
            <text:p>2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hn McCool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table:number-columns-repeated="2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(SUM(VLOOKUP([.B14]; [.$AG$2:.$AH$14]; 2; 0); VLOOKUP([.C14]; [.$AG$2:.$AH$14]; 2; 0); VLOOKUP([.D14]; [.$AG$2:.$AH$14]; 2; 0); VLOOKUP([.E14]; [.$AG$2:.$AH$14]; 2; 0); VLOOKUP([.F14]; [.$AG$2:.$AH$14]; 2; 0); VLOOKUP([.G14]; [.$AG$2:.$AH$14]; 2; 0); VLOOKUP([.H14]; [.$AG$2:.$AH$14]; 2; 0); VLOOKUP([.I14]; [.$AG$2:.$AH$14]; 2; 0))) / 800 * 0.3" office:value-type="float" office:value="0.26325">
            <text:p>0.26325</text:p>
          </table:table-cell>
          <table:table-cell/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table:style-name="ce5" office:value-type="float" office:value="82">
            <text:p>82</text:p>
          </table:table-cell>
          <table:table-cell table:style-name="ce14" table:formula="of:=(([.L14] / 50)*0.15 + ([.M14] / 50)*0.15 + ([.N14] / 100)*0.2)" office:value-type="float" office:value="0.428">
            <text:p>0.428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4]; [.$AG$2:.$AH$14]; 2; 0);  SUM(VLOOKUP([.R14]; [.$AG$2:.$AH$14]; 2; 0) ))) + ([.S14])  ) / (100 + 100 + 30)) * 0.05" office:value-type="float" office:value="0.0445652173913043">
            <text:p>0.04457</text:p>
          </table:table-cell>
          <table:table-cell/>
          <table:table-cell table:number-columns-repeated="2" office:value-type="string">
            <text:p>A</text:p>
          </table:table-cell>
          <table:table-cell table:style-name="ce14" table:formula="of:=(SUM(VLOOKUP([.W14]; [.$AG$2:.$AH$14]; 2; 0); VLOOKUP([.X14]; [.$AG$2:.$AH$14]; 2; 0))) / 200 * 0.15" office:value-type="float" office:value="0.144">
            <text:p>0.14400</text:p>
          </table:table-cell>
          <table:table-cell/>
          <table:table-cell table:style-name="ce17" table:formula="of:=[.J14] + [.O14] + [.U14] + [.Y14]" office:value-type="float" office:value="0.879815217391304">
            <text:p>0.87982</text:p>
          </table:table-cell>
          <table:table-cell table:style-name="ce19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B+">
            <text:p>B+</text:p>
          </table:table-cell>
          <table:table-cell table:style-name="ce19" office:value-type="string">
            <text:p>B+</text:p>
          </table:table-cell>
          <table:table-cell table:style-name="ce6" table:formula="of:=VLOOKUP([.AB14]; [.$AJ$2:.$AK$13]; 2; 0)" office:value-type="float" office:value="3.3">
            <text:p>3.3</text:p>
          </table:table-cell>
          <table:table-cell table:style-name="ce6" table:formula="of:=VLOOKUP([.AC14]; [.$AJ$2:.$AK$13]; 2; 0)" office:value-type="float" office:value="3.3">
            <text:p>3.3</text:p>
          </table:table-cell>
          <table:table-cell/>
          <table:table-cell table:style-name="ce23"/>
          <table:table-cell table:style-name="ce12"/>
          <table:table-cell/>
          <table:table-cell table:style-name="ce23"/>
          <table:table-cell table:style-name="ce28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Colton McCurdy</text:p>
          </table:table-cell>
          <table:table-cell table:number-columns-repeated="8" office:value-type="string">
            <text:p>A</text:p>
          </table:table-cell>
          <table:table-cell table:formula="of:=(SUM(VLOOKUP([.B15]; [.$AG$2:.$AH$14]; 2; 0); VLOOKUP([.C15]; [.$AG$2:.$AH$14]; 2; 0); VLOOKUP([.D15]; [.$AG$2:.$AH$14]; 2; 0); VLOOKUP([.E15]; [.$AG$2:.$AH$14]; 2; 0); VLOOKUP([.F15]; [.$AG$2:.$AH$14]; 2; 0); VLOOKUP([.G15]; [.$AG$2:.$AH$14]; 2; 0); VLOOKUP([.H15]; [.$AG$2:.$AH$14]; 2; 0); VLOOKUP([.I15]; [.$AG$2:.$AH$14]; 2; 0))) / 800 * 0.3" office:value-type="float" office:value="0.288">
            <text:p>0.28800</text:p>
          </table:table-cell>
          <table:table-cell/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table:style-name="ce5" office:value-type="float" office:value="92">
            <text:p>92</text:p>
          </table:table-cell>
          <table:table-cell table:style-name="ce14" table:formula="of:=(([.L15] / 50)*0.15 + ([.M15] / 50)*0.15 + ([.N15] / 100)*0.2)" office:value-type="float" office:value="0.463">
            <text:p>0.4630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5]; [.$AG$2:.$AH$14]; 2; 0);  SUM(VLOOKUP([.R15]; [.$AG$2:.$AH$14]; 2; 0) ))) + ([.S15])  ) / (100 + 100 + 30)) * 0.05" office:value-type="float" office:value="0.0476086956521739">
            <text:p>0.04761</text:p>
          </table:table-cell>
          <table:table-cell/>
          <table:table-cell table:number-columns-repeated="2" office:value-type="string">
            <text:p>A</text:p>
          </table:table-cell>
          <table:table-cell table:style-name="ce14" table:formula="of:=(SUM(VLOOKUP([.W15]; [.$AG$2:.$AH$14]; 2; 0); VLOOKUP([.X15]; [.$AG$2:.$AH$14]; 2; 0))) / 200 * 0.15" office:value-type="float" office:value="0.144">
            <text:p>0.14400</text:p>
          </table:table-cell>
          <table:table-cell/>
          <table:table-cell table:style-name="ce17" table:formula="of:=[.J15] + [.O15] + [.U15] + [.Y15]" office:value-type="float" office:value="0.942608695652174">
            <text:p>0.94261</text:p>
          </table:table-cell>
          <table:table-cell table:style-name="ce19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A">
            <text:p>A</text:p>
          </table:table-cell>
          <table:table-cell table:style-name="ce19" office:value-type="string">
            <text:p>A</text:p>
          </table:table-cell>
          <table:table-cell table:style-name="ce6" table:formula="of:=VLOOKUP([.AB15]; [.$AJ$2:.$AK$13]; 2; 0)" office:value-type="float" office:value="4">
            <text:p>4</text:p>
          </table:table-cell>
          <table:table-cell table:style-name="ce6" table:formula="of:=VLOOKUP([.AC15]; [.$AJ$2:.$AK$13]; 2; 0)" office:value-type="float" office:value="4">
            <text:p>4</text:p>
          </table:table-cell>
          <table:table-cell table:number-columns-repeated="988"/>
        </table:table-row>
        <table:table-row table:style-name="ro1">
          <table:table-cell table:style-name="ce2" office:value-type="string">
            <text:p>Kevin McIntrye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C-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style-name="ce8" office:value-type="string">
            <text:p>B-</text:p>
          </table:table-cell>
          <table:table-cell table:formula="of:=(SUM(VLOOKUP([.B16]; [.$AG$2:.$AH$14]; 2; 0); VLOOKUP([.C16]; [.$AG$2:.$AH$14]; 2; 0); VLOOKUP([.D16]; [.$AG$2:.$AH$14]; 2; 0); VLOOKUP([.E16]; [.$AG$2:.$AH$14]; 2; 0); VLOOKUP([.F16]; [.$AG$2:.$AH$14]; 2; 0); VLOOKUP([.G16]; [.$AG$2:.$AH$14]; 2; 0); VLOOKUP([.H16]; [.$AG$2:.$AH$14]; 2; 0); VLOOKUP([.I16]; [.$AG$2:.$AH$14]; 2; 0))) / 800 * 0.3" office:value-type="float" office:value="0.237">
            <text:p>0.23700</text:p>
          </table:table-cell>
          <table:table-cell/>
          <table:table-cell table:number-columns-repeated="2" office:value-type="float" office:value="37">
            <text:p>37</text:p>
          </table:table-cell>
          <table:table-cell table:style-name="ce5" office:value-type="float" office:value="79">
            <text:p>79</text:p>
          </table:table-cell>
          <table:table-cell table:style-name="ce14" table:formula="of:=(([.L16] / 50)*0.15 + ([.M16] / 50)*0.15 + ([.N16] / 100)*0.2)" office:value-type="float" office:value="0.38">
            <text:p>0.380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6]; [.$AG$2:.$AH$14]; 2; 0);  SUM(VLOOKUP([.R16]; [.$AG$2:.$AH$14]; 2; 0) ))) + ([.S16])  ) / (100 + 100 + 30)) * 0.05" office:value-type="float" office:value="0.0445652173913043">
            <text:p>0.04457</text:p>
          </table:table-cell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4" table:formula="of:=(SUM(VLOOKUP([.W16]; [.$AG$2:.$AH$14]; 2; 0); VLOOKUP([.X16]; [.$AG$2:.$AH$14]; 2; 0))) / 200 * 0.15" office:value-type="float" office:value="0.1365">
            <text:p>0.13650</text:p>
          </table:table-cell>
          <table:table-cell/>
          <table:table-cell table:style-name="ce17" table:formula="of:=[.J16] + [.O16] + [.U16] + [.Y16]" office:value-type="float" office:value="0.798065217391304">
            <text:p>0.79807</text:p>
          </table:table-cell>
          <table:table-cell table:style-name="ce19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C+">
            <text:p>C+</text:p>
          </table:table-cell>
          <table:table-cell table:style-name="ce19" office:value-type="string">
            <text:p>B-</text:p>
          </table:table-cell>
          <table:table-cell table:style-name="ce6" table:formula="of:=VLOOKUP([.AB16]; [.$AJ$2:.$AK$13]; 2; 0)" office:value-type="float" office:value="2.3">
            <text:p>2.3</text:p>
          </table:table-cell>
          <table:table-cell table:style-name="ce6" table:formula="of:=VLOOKUP([.AC16]; [.$AJ$2:.$AK$13]; 2; 0)" office:value-type="float" office:value="2.7">
            <text:p>2.7</text:p>
          </table:table-cell>
          <table:table-cell table:number-columns-repeated="988"/>
        </table:table-row>
        <table:table-row table:style-name="ro1">
          <table:table-cell office:value-type="string">
            <text:p>Nicholas Mulvay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formula="of:=(SUM(VLOOKUP([.B17]; [.$AG$2:.$AH$14]; 2; 0); VLOOKUP([.C17]; [.$AG$2:.$AH$14]; 2; 0); VLOOKUP([.D17]; [.$AG$2:.$AH$14]; 2; 0); VLOOKUP([.E17]; [.$AG$2:.$AH$14]; 2; 0); VLOOKUP([.F17]; [.$AG$2:.$AH$14]; 2; 0); VLOOKUP([.G17]; [.$AG$2:.$AH$14]; 2; 0); VLOOKUP([.H17]; [.$AG$2:.$AH$14]; 2; 0); VLOOKUP([.I17]; [.$AG$2:.$AH$14]; 2; 0))) / 800 * 0.3" office:value-type="float" office:value="0.27075">
            <text:p>0.27075</text:p>
          </table:table-cell>
          <table:table-cell/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table:style-name="ce5" office:value-type="float" office:value="85">
            <text:p>85</text:p>
          </table:table-cell>
          <table:table-cell table:style-name="ce14" table:formula="of:=(([.L17] / 50)*0.15 + ([.M17] / 50)*0.15 + ([.N17] / 100)*0.2)" office:value-type="float" office:value="0.404">
            <text:p>0.404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7]; [.$AG$2:.$AH$14]; 2; 0);  SUM(VLOOKUP([.R17]; [.$AG$2:.$AH$14]; 2; 0) ))) + ([.S17])  ) / (100 + 100 + 30)) * 0.05" office:value-type="float" office:value="0.041304347826087">
            <text:p>0.04130</text:p>
          </table:table-cell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 table:formula="of:=(SUM(VLOOKUP([.W17]; [.$AG$2:.$AH$14]; 2; 0); VLOOKUP([.X17]; [.$AG$2:.$AH$14]; 2; 0))) / 200 * 0.15" office:value-type="float" office:value="0.14175">
            <text:p>0.14175</text:p>
          </table:table-cell>
          <table:table-cell/>
          <table:table-cell table:style-name="ce17" table:formula="of:=[.J17] + [.O17] + [.U17] + [.Y17]" office:value-type="float" office:value="0.857804347826087">
            <text:p>0.85780</text:p>
          </table:table-cell>
          <table:table-cell table:style-name="ce19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B">
            <text:p>B</text:p>
          </table:table-cell>
          <table:table-cell table:style-name="ce19" office:value-type="string">
            <text:p>B</text:p>
          </table:table-cell>
          <table:table-cell table:style-name="ce6" table:formula="of:=VLOOKUP([.AB17]; [.$AJ$2:.$AK$13]; 2; 0)" office:value-type="float" office:value="3">
            <text:p>3</text:p>
          </table:table-cell>
          <table:table-cell table:style-name="ce6" table:formula="of:=VLOOKUP([.AC17]; [.$AJ$2:.$AK$13]; 2; 0)" office:value-type="float" office:value="3">
            <text:p>3</text:p>
          </table:table-cell>
          <table:table-cell table:number-columns-repeated="988"/>
        </table:table-row>
        <table:table-row table:style-name="ro1">
          <table:table-cell office:value-type="string">
            <text:p>Theodore Nelson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table:style-name="ce7" office:value-type="string">
            <text:p>F</text:p>
          </table:table-cell>
          <table:table-cell table:style-name="ce8" office:value-type="string">
            <text:p>C-</text:p>
          </table:table-cell>
          <table:table-cell table:number-columns-repeated="3" table:style-name="ce7" office:value-type="string">
            <text:p>F</text:p>
          </table:table-cell>
          <table:table-cell table:formula="of:=(SUM(VLOOKUP([.B18]; [.$AG$2:.$AH$14]; 2; 0); VLOOKUP([.C18]; [.$AG$2:.$AH$14]; 2; 0); VLOOKUP([.D18]; [.$AG$2:.$AH$14]; 2; 0); VLOOKUP([.E18]; [.$AG$2:.$AH$14]; 2; 0); VLOOKUP([.F18]; [.$AG$2:.$AH$14]; 2; 0); VLOOKUP([.G18]; [.$AG$2:.$AH$14]; 2; 0); VLOOKUP([.H18]; [.$AG$2:.$AH$14]; 2; 0); VLOOKUP([.I18]; [.$AG$2:.$AH$14]; 2; 0))) / 800 * 0.3" office:value-type="float" office:value="0.091875">
            <text:p>0.09188</text:p>
          </table:table-cell>
          <table:table-cell/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style-name="ce14" table:formula="of:=(([.L18] / 50)*0.15 + ([.M18] / 50)*0.15 + ([.N18] / 100)*0.2)" office:value-type="float" office:value="0.141">
            <text:p>0.14100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C-</text:p>
          </table:table-cell>
          <table:table-cell table:number-columns-repeated="2" table:style-name="ce5" office:value-type="float" office:value="0">
            <text:p>0</text:p>
          </table:table-cell>
          <table:table-cell table:style-name="ce14" table:formula="of:=( ((SUM(VLOOKUP([.Q18]; [.$AG$2:.$AH$14]; 2; 0);  SUM(VLOOKUP([.R18]; [.$AG$2:.$AH$14]; 2; 0) ))) + ([.S18])  ) / (100 + 100 + 30)) * 0.05" office:value-type="float" office:value="0.0323913043478261">
            <text:p>0.03239</text:p>
          </table:table-cell>
          <table:table-cell/>
          <table:table-cell table:number-columns-repeated="2" office:value-type="string">
            <text:p>F</text:p>
          </table:table-cell>
          <table:table-cell table:style-name="ce14" table:formula="of:=(SUM(VLOOKUP([.W18]; [.$AG$2:.$AH$14]; 2; 0); VLOOKUP([.X18]; [.$AG$2:.$AH$14]; 2; 0))) / 200 * 0.15" office:value-type="float" office:value="0">
            <text:p>0.00000</text:p>
          </table:table-cell>
          <table:table-cell/>
          <table:table-cell table:style-name="ce17" table:formula="of:=[.J18] + [.O18] + [.U18] + [.Y18]" office:value-type="float" office:value="0.265266304347826">
            <text:p>0.26527</text:p>
          </table:table-cell>
          <table:table-cell table:style-name="ce19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F">
            <text:p>F</text:p>
          </table:table-cell>
          <table:table-cell table:style-name="ce19" office:value-type="string">
            <text:p>F</text:p>
          </table:table-cell>
          <table:table-cell table:style-name="ce6" table:formula="of:=VLOOKUP([.AB18]; [.$AJ$2:.$AK$13]; 2; 0)" office:value-type="float" office:value="0">
            <text:p>0</text:p>
          </table:table-cell>
          <table:table-cell table:style-name="ce6" table:formula="of:=VLOOKUP([.AC18]; [.$AJ$2:.$AK$13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Daniel Ocampo</text:p>
          </table:table-cell>
          <table:table-cell table:number-columns-repeated="2"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C-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style-name="ce8" office:value-type="string">
            <text:p>B-</text:p>
          </table:table-cell>
          <table:table-cell table:formula="of:=(SUM(VLOOKUP([.B19]; [.$AG$2:.$AH$14]; 2; 0); VLOOKUP([.C19]; [.$AG$2:.$AH$14]; 2; 0); VLOOKUP([.D19]; [.$AG$2:.$AH$14]; 2; 0); VLOOKUP([.E19]; [.$AG$2:.$AH$14]; 2; 0); VLOOKUP([.F19]; [.$AG$2:.$AH$14]; 2; 0); VLOOKUP([.G19]; [.$AG$2:.$AH$14]; 2; 0); VLOOKUP([.H19]; [.$AG$2:.$AH$14]; 2; 0); VLOOKUP([.I19]; [.$AG$2:.$AH$14]; 2; 0))) / 800 * 0.3" office:value-type="float" office:value="0.2295">
            <text:p>0.22950</text:p>
          </table:table-cell>
          <table:table-cell/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table:style-name="ce5" office:value-type="float" office:value="68">
            <text:p>68</text:p>
          </table:table-cell>
          <table:table-cell table:style-name="ce14" table:formula="of:=(([.L19] / 50)*0.15 + ([.M19] / 50)*0.15 + ([.N19] / 100)*0.2)" office:value-type="float" office:value="0.322">
            <text:p>0.322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9]; [.$AG$2:.$AH$14]; 2; 0);  SUM(VLOOKUP([.R19]; [.$AG$2:.$AH$14]; 2; 0) ))) + ([.S19])  ) / (100 + 100 + 30)) * 0.05" office:value-type="float" office:value="0.0445652173913043">
            <text:p>0.04457</text:p>
          </table:table-cell>
          <table:table-cell/>
          <table:table-cell table:number-columns-repeated="2" office:value-type="string">
            <text:p>A</text:p>
          </table:table-cell>
          <table:table-cell table:style-name="ce14" table:formula="of:=(SUM(VLOOKUP([.W19]; [.$AG$2:.$AH$14]; 2; 0); VLOOKUP([.X19]; [.$AG$2:.$AH$14]; 2; 0))) / 200 * 0.15" office:value-type="float" office:value="0.144">
            <text:p>0.14400</text:p>
          </table:table-cell>
          <table:table-cell/>
          <table:table-cell table:style-name="ce17" table:formula="of:=[.J19] + [.O19] + [.U19] + [.Y19]" office:value-type="float" office:value="0.740065217391305">
            <text:p>0.74007</text:p>
          </table:table-cell>
          <table:table-cell table:style-name="ce19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C">
            <text:p>C</text:p>
          </table:table-cell>
          <table:table-cell table:style-name="ce19" office:value-type="string">
            <text:p>C</text:p>
          </table:table-cell>
          <table:table-cell table:style-name="ce6" table:formula="of:=VLOOKUP([.AB19]; [.$AJ$2:.$AK$13]; 2; 0)" office:value-type="float" office:value="2">
            <text:p>2</text:p>
          </table:table-cell>
          <table:table-cell table:style-name="ce6" table:formula="of:=VLOOKUP([.AC19]; [.$AJ$2:.$AK$13]; 2; 0)" office:value-type="float" office:value="2">
            <text:p>2</text:p>
          </table:table-cell>
          <table:table-cell table:number-columns-repeated="988"/>
        </table:table-row>
        <table:table-row table:style-name="ro1">
          <table:table-cell office:value-type="string">
            <text:p>Elizabeth Person</text:p>
          </table:table-cell>
          <table:table-cell table:number-columns-repeated="2" office:value-type="string">
            <text:p>A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B+</text:p>
          </table:table-cell>
          <table:table-cell table:formula="of:=(SUM(VLOOKUP([.B20]; [.$AG$2:.$AH$14]; 2; 0); VLOOKUP([.C20]; [.$AG$2:.$AH$14]; 2; 0); VLOOKUP([.D20]; [.$AG$2:.$AH$14]; 2; 0); VLOOKUP([.E20]; [.$AG$2:.$AH$14]; 2; 0); VLOOKUP([.F20]; [.$AG$2:.$AH$14]; 2; 0); VLOOKUP([.G20]; [.$AG$2:.$AH$14]; 2; 0); VLOOKUP([.H20]; [.$AG$2:.$AH$14]; 2; 0); VLOOKUP([.I20]; [.$AG$2:.$AH$14]; 2; 0))) / 800 * 0.3" office:value-type="float" office:value="0.265125">
            <text:p>0.26513</text:p>
          </table:table-cell>
          <table:table-cell/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style-name="ce5" office:value-type="float" office:value="84">
            <text:p>84</text:p>
          </table:table-cell>
          <table:table-cell table:style-name="ce14" table:formula="of:=(([.L20] / 50)*0.15 + ([.M20] / 50)*0.15 + ([.N20] / 100)*0.2)" office:value-type="float" office:value="0.402">
            <text:p>0.40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20]; [.$AG$2:.$AH$14]; 2; 0);  SUM(VLOOKUP([.R20]; [.$AG$2:.$AH$14]; 2; 0) ))) + ([.S20])  ) / (100 + 100 + 30)) * 0.05" office:value-type="float" office:value="0.0439130434782609">
            <text:p>0.04391</text:p>
          </table:table-cell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 table:formula="of:=(SUM(VLOOKUP([.W20]; [.$AG$2:.$AH$14]; 2; 0); VLOOKUP([.X20]; [.$AG$2:.$AH$14]; 2; 0))) / 200 * 0.15" office:value-type="float" office:value="0.14175">
            <text:p>0.14175</text:p>
          </table:table-cell>
          <table:table-cell/>
          <table:table-cell table:style-name="ce17" table:formula="of:=[.J20] + [.O20] + [.U20] + [.Y20]" office:value-type="float" office:value="0.852788043478261">
            <text:p>0.85279</text:p>
          </table:table-cell>
          <table:table-cell table:style-name="ce19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B">
            <text:p>B</text:p>
          </table:table-cell>
          <table:table-cell table:style-name="ce19" office:value-type="string">
            <text:p>B</text:p>
          </table:table-cell>
          <table:table-cell table:style-name="ce6" table:formula="of:=VLOOKUP([.AB20]; [.$AJ$2:.$AK$13]; 2; 0)" office:value-type="float" office:value="3">
            <text:p>3</text:p>
          </table:table-cell>
          <table:table-cell table:style-name="ce6" table:formula="of:=VLOOKUP([.AC20]; [.$AJ$2:.$AK$13]; 2; 0)" office:value-type="float" office:value="3">
            <text:p>3</text:p>
          </table:table-cell>
          <table:table-cell table:number-columns-repeated="988"/>
        </table:table-row>
        <table:table-row table:style-name="ro1">
          <table:table-cell office:value-type="string">
            <text:p>Robert Popey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table:style-name="ce7" office:value-type="string">
            <text:p>F</text:p>
          </table:table-cell>
          <table:table-cell table:formula="of:=(SUM(VLOOKUP([.B21]; [.$AG$2:.$AH$14]; 2; 0); VLOOKUP([.C21]; [.$AG$2:.$AH$14]; 2; 0); VLOOKUP([.D21]; [.$AG$2:.$AH$14]; 2; 0); VLOOKUP([.E21]; [.$AG$2:.$AH$14]; 2; 0); VLOOKUP([.F21]; [.$AG$2:.$AH$14]; 2; 0); VLOOKUP([.G21]; [.$AG$2:.$AH$14]; 2; 0); VLOOKUP([.H21]; [.$AG$2:.$AH$14]; 2; 0); VLOOKUP([.I21]; [.$AG$2:.$AH$14]; 2; 0))) / 800 * 0.3" office:value-type="float" office:value="0.201375">
            <text:p>0.20138</text:p>
          </table:table-cell>
          <table:table-cell/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table:style-name="ce5" office:value-type="float" office:value="91">
            <text:p>91</text:p>
          </table:table-cell>
          <table:table-cell table:style-name="ce14" table:formula="of:=(([.L21] / 50)*0.15 + ([.M21] / 50)*0.15 + ([.N21] / 100)*0.2)" office:value-type="float" office:value="0.44">
            <text:p>0.440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21]; [.$AG$2:.$AH$14]; 2; 0);  SUM(VLOOKUP([.R21]; [.$AG$2:.$AH$14]; 2; 0) ))) + ([.S21])  ) / (100 + 100 + 30)) * 0.05" office:value-type="float" office:value="0.0391304347826087">
            <text:p>0.03913</text:p>
          </table:table-cell>
          <table:table-cell/>
          <table:table-cell table:number-columns-repeated="2" office:value-type="string">
            <text:p>A-</text:p>
          </table:table-cell>
          <table:table-cell table:style-name="ce14" table:formula="of:=(SUM(VLOOKUP([.W21]; [.$AG$2:.$AH$14]; 2; 0); VLOOKUP([.X21]; [.$AG$2:.$AH$14]; 2; 0))) / 200 * 0.15" office:value-type="float" office:value="0.1395">
            <text:p>0.13950</text:p>
          </table:table-cell>
          <table:table-cell/>
          <table:table-cell table:style-name="ce17" table:formula="of:=[.J21] + [.O21] + [.U21] + [.Y21]" office:value-type="float" office:value="0.820005434782609">
            <text:p>0.82001</text:p>
          </table:table-cell>
          <table:table-cell table:style-name="ce19" table:formula="of:=IF([.AA21]&gt;=0.9875;&quot;A+&quot;;  IF([.AA21]&gt;=0.94; &quot;A&quot;; IF([.AA21]&gt;=0.9; &quot;A-&quot;; IF([.AA21]&gt;=0.87; &quot;B+&quot;; IF([.AA21]&gt;=0.84;&quot;B&quot;; IF([.AA21]&gt;=0.8; &quot;B-&quot;; IF([.AA21]&gt;=0.77; &quot;C+&quot;; IF([.AA21]&gt;=0.74;&quot;C&quot;; IF([.AA21]&gt;=0.7; &quot;C-&quot;; IF([.AA21]&gt;=0.67; &quot;D+&quot;; IF([.AA21]&gt;=0.64;&quot;D&quot;; IF([.AA21]&gt;=0.6; &quot;D-&quot;; &quot;F&quot;))))))))))))" office:value-type="string" office:string-value="B-">
            <text:p>B-</text:p>
          </table:table-cell>
          <table:table-cell table:style-name="ce19" office:value-type="string">
            <text:p>B-</text:p>
          </table:table-cell>
          <table:table-cell table:style-name="ce6" table:formula="of:=VLOOKUP([.AB21]; [.$AJ$2:.$AK$13]; 2; 0)" office:value-type="float" office:value="2.7">
            <text:p>2.7</text:p>
          </table:table-cell>
          <table:table-cell table:style-name="ce6" table:formula="of:=VLOOKUP([.AC21]; [.$AJ$2:.$AK$13]; 2; 0)" office:value-type="float" office:value="2.7">
            <text:p>2.7</text:p>
          </table:table-cell>
          <table:table-cell table:number-columns-repeated="988"/>
        </table:table-row>
        <table:table-row table:style-name="ro1">
          <table:table-cell office:value-type="string">
            <text:p>Philip Schweitzer</text:p>
          </table:table-cell>
          <table:table-cell table:style-name="ce6" office:value-type="string">
            <text:p>C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D+</text:p>
          </table:table-cell>
          <table:table-cell table:style-name="ce7" office:value-type="string">
            <text:p>F</text:p>
          </table:table-cell>
          <table:table-cell table:formula="of:=(SUM(VLOOKUP([.B22]; [.$AG$2:.$AH$14]; 2; 0); VLOOKUP([.C22]; [.$AG$2:.$AH$14]; 2; 0); VLOOKUP([.D22]; [.$AG$2:.$AH$14]; 2; 0); VLOOKUP([.E22]; [.$AG$2:.$AH$14]; 2; 0); VLOOKUP([.F22]; [.$AG$2:.$AH$14]; 2; 0); VLOOKUP([.G22]; [.$AG$2:.$AH$14]; 2; 0); VLOOKUP([.H22]; [.$AG$2:.$AH$14]; 2; 0); VLOOKUP([.I22]; [.$AG$2:.$AH$14]; 2; 0))) / 800 * 0.3" office:value-type="float" office:value="0.2145">
            <text:p>0.21450</text:p>
          </table:table-cell>
          <table:table-cell/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table:style-name="ce5" office:value-type="float" office:value="84">
            <text:p>84</text:p>
          </table:table-cell>
          <table:table-cell table:style-name="ce14" table:formula="of:=(([.L22] / 50)*0.15 + ([.M22] / 50)*0.15 + ([.N22] / 100)*0.2)" office:value-type="float" office:value="0.411">
            <text:p>0.411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22]; [.$AG$2:.$AH$14]; 2; 0);  SUM(VLOOKUP([.R22]; [.$AG$2:.$AH$14]; 2; 0) ))) + ([.S22])  ) / (100 + 100 + 30)) * 0.05" office:value-type="float" office:value="0.0428260869565217">
            <text:p>0.04283</text:p>
          </table:table-cell>
          <table:table-cell/>
          <table:table-cell table:number-columns-repeated="2" office:value-type="string">
            <text:p>A</text:p>
          </table:table-cell>
          <table:table-cell table:style-name="ce14" table:formula="of:=(SUM(VLOOKUP([.W22]; [.$AG$2:.$AH$14]; 2; 0); VLOOKUP([.X22]; [.$AG$2:.$AH$14]; 2; 0))) / 200 * 0.15" office:value-type="float" office:value="0.144">
            <text:p>0.14400</text:p>
          </table:table-cell>
          <table:table-cell/>
          <table:table-cell table:style-name="ce17" table:formula="of:=[.J22] + [.O22] + [.U22] + [.Y22]" office:value-type="float" office:value="0.812326086956522">
            <text:p>0.81233</text:p>
          </table:table-cell>
          <table:table-cell table:style-name="ce19" table:formula="of:=IF([.AA22]&gt;=0.9875;&quot;A+&quot;;  IF([.AA22]&gt;=0.94; &quot;A&quot;; IF([.AA22]&gt;=0.9; &quot;A-&quot;; IF([.AA22]&gt;=0.87; &quot;B+&quot;; IF([.AA22]&gt;=0.84;&quot;B&quot;; IF([.AA22]&gt;=0.8; &quot;B-&quot;; IF([.AA22]&gt;=0.77; &quot;C+&quot;; IF([.AA22]&gt;=0.74;&quot;C&quot;; IF([.AA22]&gt;=0.7; &quot;C-&quot;; IF([.AA22]&gt;=0.67; &quot;D+&quot;; IF([.AA22]&gt;=0.64;&quot;D&quot;; IF([.AA22]&gt;=0.6; &quot;D-&quot;; &quot;F&quot;))))))))))))" office:value-type="string" office:string-value="B-">
            <text:p>B-</text:p>
          </table:table-cell>
          <table:table-cell table:style-name="ce19" office:value-type="string">
            <text:p>B-</text:p>
          </table:table-cell>
          <table:table-cell table:style-name="ce6" table:formula="of:=VLOOKUP([.AB22]; [.$AJ$2:.$AK$13]; 2; 0)" office:value-type="float" office:value="2.7">
            <text:p>2.7</text:p>
          </table:table-cell>
          <table:table-cell table:style-name="ce6" table:formula="of:=VLOOKUP([.AC22]; [.$AJ$2:.$AK$13]; 2; 0)" office:value-type="float" office:value="2.7">
            <text:p>2.7</text:p>
          </table:table-cell>
          <table:table-cell table:number-columns-repeated="988"/>
        </table:table-row>
        <table:table-row table:style-name="ro1">
          <table:table-cell office:value-type="string">
            <text:p>Luke Smith</text:p>
          </table:table-cell>
          <table:table-cell table:style-name="ce6" office:value-type="string">
            <text:p>C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formula="of:=(SUM(VLOOKUP([.B23]; [.$AG$2:.$AH$14]; 2; 0); VLOOKUP([.C23]; [.$AG$2:.$AH$14]; 2; 0); VLOOKUP([.D23]; [.$AG$2:.$AH$14]; 2; 0); VLOOKUP([.E23]; [.$AG$2:.$AH$14]; 2; 0); VLOOKUP([.F23]; [.$AG$2:.$AH$14]; 2; 0); VLOOKUP([.G23]; [.$AG$2:.$AH$14]; 2; 0); VLOOKUP([.H23]; [.$AG$2:.$AH$14]; 2; 0); VLOOKUP([.I23]; [.$AG$2:.$AH$14]; 2; 0))) / 800 * 0.3" office:value-type="float" office:value="0.2745">
            <text:p>0.27450</text:p>
          </table:table-cell>
          <table:table-cell/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style-name="ce5" office:value-type="float" office:value="87">
            <text:p>87</text:p>
          </table:table-cell>
          <table:table-cell table:style-name="ce14" table:formula="of:=(([.L23] / 50)*0.15 + ([.M23] / 50)*0.15 + ([.N23] / 100)*0.2)" office:value-type="float" office:value="0.453">
            <text:p>0.453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23]; [.$AG$2:.$AH$14]; 2; 0);  SUM(VLOOKUP([.R23]; [.$AG$2:.$AH$14]; 2; 0) ))) + ([.S23])  ) / (100 + 100 + 30)) * 0.05" office:value-type="float" office:value="0.0482608695652174">
            <text:p>0.04826</text:p>
          </table:table-cell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 table:formula="of:=(SUM(VLOOKUP([.W23]; [.$AG$2:.$AH$14]; 2; 0); VLOOKUP([.X23]; [.$AG$2:.$AH$14]; 2; 0))) / 200 * 0.15" office:value-type="float" office:value="0.14175">
            <text:p>0.14175</text:p>
          </table:table-cell>
          <table:table-cell/>
          <table:table-cell table:style-name="ce17" table:formula="of:=[.J23] + [.O23] + [.U23] + [.Y23]" office:value-type="float" office:value="0.917510869565217">
            <text:p>0.91751</text:p>
          </table:table-cell>
          <table:table-cell table:style-name="ce19" table:formula="of:=IF([.AA23]&gt;=0.9875;&quot;A+&quot;;  IF([.AA23]&gt;=0.94; &quot;A&quot;; IF([.AA23]&gt;=0.9; &quot;A-&quot;; IF([.AA23]&gt;=0.87; &quot;B+&quot;; IF([.AA23]&gt;=0.84;&quot;B&quot;; IF([.AA23]&gt;=0.8; &quot;B-&quot;; IF([.AA23]&gt;=0.77; &quot;C+&quot;; IF([.AA23]&gt;=0.74;&quot;C&quot;; IF([.AA23]&gt;=0.7; &quot;C-&quot;; IF([.AA23]&gt;=0.67; &quot;D+&quot;; IF([.AA23]&gt;=0.64;&quot;D&quot;; IF([.AA23]&gt;=0.6; &quot;D-&quot;; &quot;F&quot;))))))))))))" office:value-type="string" office:string-value="A-">
            <text:p>A-</text:p>
          </table:table-cell>
          <table:table-cell table:style-name="ce19" office:value-type="string">
            <text:p>A-</text:p>
          </table:table-cell>
          <table:table-cell table:style-name="ce6" table:formula="of:=VLOOKUP([.AB23]; [.$AJ$2:.$AK$13]; 2; 0)" office:value-type="float" office:value="3.7">
            <text:p>3.7</text:p>
          </table:table-cell>
          <table:table-cell table:style-name="ce6" table:formula="of:=VLOOKUP([.AC23]; [.$AJ$2:.$AK$13]; 2; 0)" office:value-type="float" office:value="3.7">
            <text:p>3.7</text:p>
          </table:table-cell>
          <table:table-cell table:number-columns-repeated="988"/>
        </table:table-row>
        <table:table-row table:style-name="ro1">
          <table:table-cell office:value-type="string">
            <text:p>Shu Yi Tang</text:p>
          </table:table-cell>
          <table:table-cell table:style-name="ce6" office:value-type="string">
            <text:p>C</text:p>
          </table:table-cell>
          <table:table-cell table:style-name="ce6"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formula="of:=(SUM(VLOOKUP([.B24]; [.$AG$2:.$AH$14]; 2; 0); VLOOKUP([.C24]; [.$AG$2:.$AH$14]; 2; 0); VLOOKUP([.D24]; [.$AG$2:.$AH$14]; 2; 0); VLOOKUP([.E24]; [.$AG$2:.$AH$14]; 2; 0); VLOOKUP([.F24]; [.$AG$2:.$AH$14]; 2; 0); VLOOKUP([.G24]; [.$AG$2:.$AH$14]; 2; 0); VLOOKUP([.H24]; [.$AG$2:.$AH$14]; 2; 0); VLOOKUP([.I24]; [.$AG$2:.$AH$14]; 2; 0))) / 800 * 0.3" office:value-type="float" office:value="0.275625">
            <text:p>0.27563</text:p>
          </table:table-cell>
          <table:table-cell/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style-name="ce5" office:value-type="float" office:value="92">
            <text:p>92</text:p>
          </table:table-cell>
          <table:table-cell table:style-name="ce14" table:formula="of:=(([.L24] / 50)*0.15 + ([.M24] / 50)*0.15 + ([.N24] / 100)*0.2)" office:value-type="float" office:value="0.409">
            <text:p>0.409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24]; [.$AG$2:.$AH$14]; 2; 0);  SUM(VLOOKUP([.R24]; [.$AG$2:.$AH$14]; 2; 0) ))) + ([.S24])  ) / (100 + 100 + 30)) * 0.05" office:value-type="float" office:value="0.0445652173913043">
            <text:p>0.04457</text:p>
          </table:table-cell>
          <table:table-cell/>
          <table:table-cell table:number-columns-repeated="2" office:value-type="string">
            <text:p>A</text:p>
          </table:table-cell>
          <table:table-cell table:style-name="ce14" table:formula="of:=(SUM(VLOOKUP([.W24]; [.$AG$2:.$AH$14]; 2; 0); VLOOKUP([.X24]; [.$AG$2:.$AH$14]; 2; 0))) / 200 * 0.15" office:value-type="float" office:value="0.144">
            <text:p>0.14400</text:p>
          </table:table-cell>
          <table:table-cell/>
          <table:table-cell table:style-name="ce17" table:formula="of:=[.J24] + [.O24] + [.U24] + [.Y24]" office:value-type="float" office:value="0.873190217391304">
            <text:p>0.87319</text:p>
          </table:table-cell>
          <table:table-cell table:style-name="ce19" table:formula="of:=IF([.AA24]&gt;=0.9875;&quot;A+&quot;;  IF([.AA24]&gt;=0.94; &quot;A&quot;; IF([.AA24]&gt;=0.9; &quot;A-&quot;; IF([.AA24]&gt;=0.87; &quot;B+&quot;; IF([.AA24]&gt;=0.84;&quot;B&quot;; IF([.AA24]&gt;=0.8; &quot;B-&quot;; IF([.AA24]&gt;=0.77; &quot;C+&quot;; IF([.AA24]&gt;=0.74;&quot;C&quot;; IF([.AA24]&gt;=0.7; &quot;C-&quot;; IF([.AA24]&gt;=0.67; &quot;D+&quot;; IF([.AA24]&gt;=0.64;&quot;D&quot;; IF([.AA24]&gt;=0.6; &quot;D-&quot;; &quot;F&quot;))))))))))))" office:value-type="string" office:string-value="B+">
            <text:p>B+</text:p>
          </table:table-cell>
          <table:table-cell table:style-name="ce19" office:value-type="string">
            <text:p>B+</text:p>
          </table:table-cell>
          <table:table-cell table:style-name="ce6" table:formula="of:=VLOOKUP([.AB24]; [.$AJ$2:.$AK$13]; 2; 0)" office:value-type="float" office:value="3.3">
            <text:p>3.3</text:p>
          </table:table-cell>
          <table:table-cell table:style-name="ce6" table:formula="of:=VLOOKUP([.AC24]; [.$AJ$2:.$AK$13]; 2; 0)" office:value-type="float" office:value="3.3">
            <text:p>3.3</text:p>
          </table:table-cell>
          <table:table-cell table:number-columns-repeated="988"/>
        </table:table-row>
        <table:table-row table:style-name="ro1">
          <table:table-cell office:value-type="string">
            <text:p>Hanzhong Zheng</text:p>
          </table:table-cell>
          <table:table-cell office:value-type="string">
            <text:p>B+</text:p>
          </table:table-cell>
          <table:table-cell table:style-name="ce6" office:value-type="string">
            <text:p>A</text:p>
          </table:table-cell>
          <table:table-cell table:style-name="ce8"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(SUM(VLOOKUP([.B25]; [.$AG$2:.$AH$14]; 2; 0); VLOOKUP([.C25]; [.$AG$2:.$AH$14]; 2; 0); VLOOKUP([.D25]; [.$AG$2:.$AH$14]; 2; 0); VLOOKUP([.E25]; [.$AG$2:.$AH$14]; 2; 0); VLOOKUP([.F25]; [.$AG$2:.$AH$14]; 2; 0); VLOOKUP([.G25]; [.$AG$2:.$AH$14]; 2; 0); VLOOKUP([.H25]; [.$AG$2:.$AH$14]; 2; 0); VLOOKUP([.I25]; [.$AG$2:.$AH$14]; 2; 0))) / 800 * 0.3" office:value-type="float" office:value="0.279375">
            <text:p>0.27938</text:p>
          </table:table-cell>
          <table:table-cell/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table:style-name="ce5" office:value-type="float" office:value="86">
            <text:p>86</text:p>
          </table:table-cell>
          <table:table-cell table:style-name="ce14" table:formula="of:=(([.L25] / 50)*0.15 + ([.M25] / 50)*0.15 + ([.N25] / 100)*0.2)" office:value-type="float" office:value="0.439">
            <text:p>0.439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">
            <text:p>2</text:p>
          </table:table-cell>
          <table:table-cell table:style-name="ce14" table:formula="of:=( ((SUM(VLOOKUP([.Q25]; [.$AG$2:.$AH$14]; 2; 0);  SUM(VLOOKUP([.R25]; [.$AG$2:.$AH$14]; 2; 0) ))) + ([.S25])  ) / (100 + 100 + 30)) * 0.05" office:value-type="float" office:value="0.0445652173913043">
            <text:p>0.04457</text:p>
          </table:table-cell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4" table:formula="of:=(SUM(VLOOKUP([.W25]; [.$AG$2:.$AH$14]; 2; 0); VLOOKUP([.X25]; [.$AG$2:.$AH$14]; 2; 0))) / 200 * 0.15" office:value-type="float" office:value="0.1365">
            <text:p>0.13650</text:p>
          </table:table-cell>
          <table:table-cell/>
          <table:table-cell table:style-name="ce17" table:formula="of:=[.J25] + [.O25] + [.U25] + [.Y25]" office:value-type="float" office:value="0.899440217391305">
            <text:p>0.89944</text:p>
          </table:table-cell>
          <table:table-cell table:style-name="ce19" table:formula="of:=IF([.AA25]&gt;=0.9875;&quot;A+&quot;;  IF([.AA25]&gt;=0.94; &quot;A&quot;; IF([.AA25]&gt;=0.9; &quot;A-&quot;; IF([.AA25]&gt;=0.87; &quot;B+&quot;; IF([.AA25]&gt;=0.84;&quot;B&quot;; IF([.AA25]&gt;=0.8; &quot;B-&quot;; IF([.AA25]&gt;=0.77; &quot;C+&quot;; IF([.AA25]&gt;=0.74;&quot;C&quot;; IF([.AA25]&gt;=0.7; &quot;C-&quot;; IF([.AA25]&gt;=0.67; &quot;D+&quot;; IF([.AA25]&gt;=0.64;&quot;D&quot;; IF([.AA25]&gt;=0.6; &quot;D-&quot;; &quot;F&quot;))))))))))))" office:value-type="string" office:string-value="B+">
            <text:p>B+</text:p>
          </table:table-cell>
          <table:table-cell table:style-name="ce19" office:value-type="string">
            <text:p>A-</text:p>
          </table:table-cell>
          <table:table-cell table:style-name="ce6" table:formula="of:=VLOOKUP([.AB25]; [.$AJ$2:.$AK$13]; 2; 0)" office:value-type="float" office:value="3.3">
            <text:p>3.3</text:p>
          </table:table-cell>
          <table:table-cell table:style-name="ce6" table:formula="of:=VLOOKUP([.AC25]; [.$AJ$2:.$AK$13]; 2; 0)" office:value-type="float" office:value="3.7">
            <text:p>3.7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10"/>
          <table:table-cell/>
          <table:table-cell table:formula="of:=AVERAGE([.L2:.L25])" office:value-type="float" office:value="40.125">
            <text:p>40.125</text:p>
          </table:table-cell>
          <table:table-cell table:formula="of:=AVERAGE([.M2:.M25])" office:value-type="float" office:value="42.8333333333333">
            <text:p>42.8333333333</text:p>
          </table:table-cell>
          <table:table-cell table:style-name="ce5" table:formula="of:=AVERAGE([.N2:.N25])" office:value-type="float" office:value="81.5833333333333">
            <text:p>81.5833333333</text:p>
          </table:table-cell>
          <table:table-cell table:style-name="ce10"/>
          <table:table-cell table:number-columns-repeated="12"/>
          <table:table-cell table:style-name="ce19" table:number-columns-repeated="2"/>
          <table:table-cell table:number-columns-repeated="990"/>
        </table:table-row>
        <table:table-row table:style-name="ro1">
          <table:table-cell table:number-columns-repeated="9"/>
          <table:table-cell table:style-name="ce10"/>
          <table:table-cell/>
          <table:table-cell table:formula="of:=[.L26] / 50" office:value-type="float" office:value="0.8025">
            <text:p>0.8025</text:p>
          </table:table-cell>
          <table:table-cell table:formula="of:=[.M26] / 50" office:value-type="float" office:value="0.856666666666667">
            <text:p>0.8566666667</text:p>
          </table:table-cell>
          <table:table-cell table:style-name="ce5" table:formula="of:=[.N26] / 100" office:value-type="float" office:value="0.815833333333333">
            <text:p>0.8158333333</text:p>
          </table:table-cell>
          <table:table-cell table:number-columns-repeated="12"/>
          <table:table-cell table:style-name="ce19" table:formula="of:=AVERAGE([.AA2:.AA25])" office:value-type="float" office:value="0.840761548913044">
            <text:p>0.8407615489</text:p>
          </table:table-cell>
          <table:table-cell table:style-name="ce15" table:number-columns-repeated="2"/>
          <table:table-cell table:style-name="ce19" table:formula="of:=AVERAGE([.AD2:.AD25])" office:value-type="float" office:value="3.00833333333333">
            <text:p>3.0083333333</text:p>
          </table:table-cell>
          <table:table-cell table:style-name="ce19" table:formula="of:=AVERAGE([.AE2:.AE25])" office:value-type="float" office:value="3.04166666666667">
            <text:p>3.0416666667</text:p>
          </table:table-cell>
          <table:table-cell table:number-columns-repeated="988"/>
        </table:table-row>
        <table:table-row table:style-name="ro1" table:number-rows-repeated="1048548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 style:data-style-name="N2" text:time-value="0000-00-00T07:46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5-07T08:25:40</dc:date>
    <dc:creator>Gregory Kapfhammer</dc:creator>
    <meta:editing-duration>P30DT9H58M15S</meta:editing-duration>
    <meta:editing-cycles>321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736" meta:object-count="0"/>
  </office:meta>
</office:document-meta>
</file>